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7.5cm" svg:height="7.5cm" svg:x="1cm" svg:y="5cm">
          <text:p text:style-name="P1"><text:span text:style-name="T1">J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7.5cm" svg:x="12.5cm" svg:y="5cm">
          <text:p text:style-name="P1"><text:span text:style-name="T1">B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6" draw:layer="layout" svg:width="2.5cm" svg:height="2.5cm" svg:x="13cm" svg:y="9.5cm">
          <text:p text:style-name="P1"><text:span text:style-name="T2">Componente</text:span></text:p>
          <text:p text:style-name="P1"><text:span text:style-name="T2">Mus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8" draw:layer="layout" svg:width="2.5cm" svg:height="2.5cm" svg:x="17cm" svg:y="9.5cm">
          <text:p text:style-name="P1"><text:span text:style-name="T2">Componente</text:span></text:p>
          <text:p text:style-name="P1"><text:span text:style-name="T2">Bo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4" draw:layer="layout" svg:width="2.5cm" svg:height="2.5cm" svg:x="13cm" svg:y="5.5cm">
          <text:p text:style-name="P1"><text:span text:style-name="T2">Componente</text:span></text:p>
          <text:p text:style-name="P1"><text:span text:style-name="T2">Mov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2" draw:layer="layout" svg:width="2.5cm" svg:height="2.5cm" svg:x="17cm" svg:y="5.5cm">
          <text:p text:style-name="P1"><text:span text:style-name="T2">Componente</text:span></text:p>
          <text:p text:style-name="P1"><text:span text:style-name="T2">Head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3" draw:id="id1" draw:layer="layout" svg:width="2.5cm" svg:height="2.5cm" svg:x="1.5cm" svg:y="5.5cm">
          <text:p text:style-name="P1"><text:span text:style-name="T2">GUI 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id="id5" draw:layer="layout" svg:width="2.5cm" svg:height="2.5cm" svg:x="5.5cm" svg:y="9.5cm">
          <text:p text:style-name="P1"><text:span text:style-name="T2">GUI Mus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id="id7" draw:layer="layout" svg:width="2.5cm" svg:height="2.5cm" svg:x="1.5cm" svg:y="9.5cm">
          <text:p text:style-name="P1"><text:span text:style-name="T2">GUI Bod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id="id3" draw:layer="layout" svg:width="2.5cm" svg:height="2.5cm" svg:x="5.5cm" svg:y="5.5cm">
          <text:p text:style-name="P1"><text:span text:style-name="T2">GUI Mov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cm" svg:height="12cm" svg:x="9.5cm" svg:y="3cm">
          <text:p text:style-name="P1"><text:span text:style-name="T1">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draw:line-skew="-0.874cm" svg:x1="2.75cm" svg:y1="5.5cm" svg:x2="18.25cm" svg:y2="5.5cm" draw:start-shape="id1" draw:start-glue-point="0" draw:end-shape="id2" draw:end-glue-point="4" svg:d="m2750 5500c0-2062 15500-2062 15500 0">
          <text:p/>
        </draw:connector>
        <draw:connector draw:style-name="gr6" draw:text-style-name="P1" draw:layer="layout" draw:type="curve" svg:x1="6.75cm" svg:y1="5.5cm" svg:x2="14.25cm" svg:y2="5.5cm" draw:start-shape="id3" draw:start-glue-point="0" draw:end-shape="id4" draw:end-glue-point="4" svg:d="m6750 5500c0-751 7500-751 7500 0">
          <text:p/>
        </draw:connector>
        <draw:connector draw:style-name="gr6" draw:text-style-name="P1" draw:layer="layout" draw:type="curve" draw:line-skew="0.247cm" svg:x1="6.75cm" svg:y1="12cm" svg:x2="14.25cm" svg:y2="12cm" draw:start-shape="id5" draw:start-glue-point="2" draw:end-shape="id6" draw:end-glue-point="8" svg:d="m6750 12000c0 1123 7500 1123 7500 0">
          <text:p/>
        </draw:connector>
        <draw:connector draw:style-name="gr6" draw:text-style-name="P1" draw:layer="layout" draw:type="curve" draw:line-skew="1.247cm" svg:x1="2.75cm" svg:y1="12cm" svg:x2="18.25cm" svg:y2="12cm" draw:start-shape="id7" draw:start-glue-point="2" draw:end-shape="id8" draw:end-glue-point="8" svg:d="m2750 12000c0 2623 15500 2623 15500 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onzalo Abella</meta:initial-creator>
    <meta:creation-date>2012-06-01T17:41:24</meta:creation-date>
    <dc:date>2012-06-01T17:53:20</dc:date>
    <dc:creator>Gonzalo Abella</dc:creator>
    <meta:editing-duration>PT00H11M57S</meta:editing-duration>
    <meta:editing-cycles>2</meta:editing-cycles>
    <meta:generator>OpenOffice.org/3.2$Linux OpenOffice.org_project/320m12$Build-9483</meta:generator>
    <meta:document-statistic meta:object-count="15"/>
  </office:meta>
</office:document-meta>
</file>